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4ab398" officeooo:paragraph-rsid="003b5dd1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4ab398" officeooo:paragraph-rsid="004ab398" style:font-size-asian="26pt" style:font-style-asian="italic" style:font-size-complex="26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4c6e5f" officeooo:paragraph-rsid="004c6e5f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c6e5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e129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5a1e0b" officeooo:paragraph-rsid="005a1e0b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5a1e0b" officeooo:paragraph-rsid="005c6dc0"/>
    </style:style>
    <style:style style:name="P16" style:family="paragraph" style:parent-style-name="Standard">
      <style:paragraph-properties fo:text-align="start" style:justify-single-word="false"/>
      <style:text-properties officeooo:rsid="005a1e0b" officeooo:paragraph-rsid="00623523"/>
    </style:style>
    <style:style style:name="P17" style:family="paragraph" style:parent-style-name="Standard">
      <style:text-properties officeooo:rsid="005a1e0b" officeooo:paragraph-rsid="005c6dc0"/>
    </style:style>
    <style:style style:name="P18" style:family="paragraph" style:parent-style-name="Standard">
      <style:paragraph-properties fo:text-align="start" style:justify-single-word="false"/>
      <style:text-properties fo:color="#2a6099" loext:opacity="100%" fo:font-size="12pt" style:text-underline-style="none" fo:font-weight="bold" officeooo:rsid="00586a62" officeooo:paragraph-rsid="00586a62" style:font-size-asian="10.5pt" style:font-weight-asian="bold" style:font-size-complex="12pt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paragraph-rsid="004e1292"/>
    </style:style>
    <style:style style:name="P21" style:family="paragraph" style:parent-style-name="Standard" style:list-style-name="L1">
      <style:text-properties officeooo:paragraph-rsid="0051444b"/>
    </style:style>
    <style:style style:name="P22" style:family="paragraph" style:parent-style-name="Standard" style:list-style-name="L1">
      <style:text-properties officeooo:rsid="004c6e5f" officeooo:paragraph-rsid="004c6e5f"/>
    </style:style>
    <style:style style:name="P23" style:family="paragraph" style:parent-style-name="Standard" style:list-style-name="L1">
      <style:text-properties officeooo:rsid="004c6e5f" officeooo:paragraph-rsid="004e1292"/>
    </style:style>
    <style:style style:name="P24" style:family="paragraph" style:parent-style-name="Standard" style:list-style-name="L1">
      <style:text-properties officeooo:rsid="004c6e5f" officeooo:paragraph-rsid="0052c507"/>
    </style:style>
    <style:style style:name="P25" style:family="paragraph" style:parent-style-name="Standard" style:list-style-name="L1">
      <style:text-properties officeooo:rsid="004c6e5f" officeooo:paragraph-rsid="0051444b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1444b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586a62" officeooo:paragraph-rsid="005665c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5c6dc0" officeooo:paragraph-rsid="005c6dc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623523" officeooo:paragraph-rsid="0062352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a6099" loext:opacity="100%" fo:font-size="12pt" style:text-underline-style="none" fo:font-weight="bold" officeooo:rsid="00586a62" officeooo:paragraph-rsid="005665c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41190d" loext:opacity="100%" fo:font-size="12pt" style:text-underline-style="none" fo:font-weight="bold" officeooo:rsid="00586a62" officeooo:paragraph-rsid="005665c1" style:font-size-asian="10.5pt" style:font-weight-asian="bold" style:font-size-complex="12pt" style:font-weight-complex="bold"/>
    </style:style>
    <style:style style:name="P33" style:family="paragraph" style:parent-style-name="Standard" style:list-style-name="L2">
      <style:text-properties officeooo:rsid="005a1e0b" officeooo:paragraph-rsid="005a1e0b"/>
    </style:style>
    <style:style style:name="P34" style:family="paragraph" style:parent-style-name="Standard" style:list-style-name="L2">
      <style:text-properties officeooo:rsid="005a1e0b" officeooo:paragraph-rsid="005b0710"/>
    </style:style>
    <style:style style:name="P35" style:family="paragraph" style:parent-style-name="Standard" style:list-style-name="L2">
      <style:text-properties officeooo:rsid="005a1e0b" officeooo:paragraph-rsid="005c6dc0"/>
    </style:style>
    <style:style style:name="P36" style:family="paragraph" style:parent-style-name="Standard" style:list-style-name="L2">
      <style:text-properties officeooo:rsid="005a1e0b" officeooo:paragraph-rsid="0060f201"/>
    </style:style>
    <style:style style:name="P37" style:family="paragraph" style:parent-style-name="Standard" style:list-style-name="L2">
      <style:text-properties officeooo:rsid="005a1e0b" officeooo:paragraph-rsid="00623523"/>
    </style:style>
    <style:style style:name="P38" style:family="paragraph" style:parent-style-name="Standard" style:list-style-name="L2">
      <style:text-properties officeooo:rsid="005a1e0b" officeooo:paragraph-rsid="006a49c5"/>
    </style:style>
    <style:style style:name="T1" style:family="text">
      <style:text-properties officeooo:rsid="004c6e5f"/>
    </style:style>
    <style:style style:name="T2" style:family="text">
      <style:text-properties officeooo:rsid="004e1292"/>
    </style:style>
    <style:style style:name="T3" style:family="text">
      <style:text-properties officeooo:rsid="004ef4b1"/>
    </style:style>
    <style:style style:name="T4" style:family="text">
      <style:text-properties officeooo:rsid="0051444b"/>
    </style:style>
    <style:style style:name="T5" style:family="text">
      <style:text-properties officeooo:rsid="00523ae7"/>
    </style:style>
    <style:style style:name="T6" style:family="text">
      <style:text-properties officeooo:rsid="0052c507"/>
    </style:style>
    <style:style style:name="T7" style:family="text">
      <style:text-properties officeooo:rsid="005665c1"/>
    </style:style>
    <style:style style:name="T8" style:family="text">
      <style:text-properties fo:color="#127622" loext:opacity="100%" fo:font-size="12pt" style:text-underline-style="none" fo:font-weight="bold" style:font-size-asian="10.5pt" style:font-weight-asian="bold" style:font-size-complex="12pt" style:font-weight-complex="bold"/>
    </style:style>
    <style:style style:name="T9" style:family="text">
      <style:text-properties fo:color="#127622" loext:opacity="100%" fo:font-size="12pt" style:text-underline-style="none" fo:font-weight="bold" officeooo:rsid="00586a62" style:font-size-asian="10.5pt" style:font-weight-asian="bold" style:font-size-complex="12pt" style:font-weight-complex="bold"/>
    </style:style>
    <style:style style:name="T10" style:family="text">
      <style:text-properties fo:color="#127622" loext:opacity="100%" fo:font-size="12pt" style:text-underline-style="none" fo:font-weight="bold" officeooo:rsid="005c6dc0" style:font-size-asian="10.5pt" style:font-weight-asian="bold" style:font-size-complex="12pt" style:font-weight-complex="bold"/>
    </style:style>
    <style:style style:name="T11" style:family="text">
      <style:text-properties fo:color="#127622" loext:opacity="100%" fo:font-size="12pt" style:text-underline-style="none" fo:font-weight="bold" officeooo:rsid="00623523" style:font-size-asian="10.5pt" style:font-weight-asian="bold" style:font-size-complex="12pt" style:font-weight-complex="bold"/>
    </style:style>
    <style:style style:name="T12" style:family="text">
      <style:text-properties officeooo:rsid="005e39a5"/>
    </style:style>
    <style:style style:name="T13" style:family="text">
      <style:text-properties officeooo:rsid="0061132f"/>
    </style:style>
    <style:style style:name="T14" style:family="text">
      <style:text-properties officeooo:rsid="00625269"/>
    </style:style>
    <style:style style:name="T15" style:family="text">
      <style:text-properties officeooo:rsid="00638703"/>
    </style:style>
    <style:style style:name="T16" style:family="text">
      <style:text-properties officeooo:rsid="0064d9fe"/>
    </style:style>
    <style:style style:name="T17" style:family="text">
      <style:text-properties officeooo:rsid="0066174c"/>
    </style:style>
    <style:style style:name="T18" style:family="text">
      <style:text-properties officeooo:rsid="0066660a"/>
    </style:style>
    <style:style style:name="T19" style:family="text">
      <style:text-properties officeooo:rsid="0066914e"/>
    </style:style>
    <style:style style:name="T20" style:family="text">
      <style:text-properties officeooo:rsid="006b8993"/>
    </style:style>
    <style:style style:name="T21" style:family="text">
      <style:text-properties officeooo:rsid="0072bfd2"/>
    </style:style>
    <style:style style:name="T22" style:family="text">
      <style:text-properties officeooo:rsid="00747613"/>
    </style:style>
    <style:style style:name="T23" style:family="text">
      <style:text-properties officeooo:rsid="007837b3"/>
    </style:style>
    <style:style style:name="T24" style:family="text">
      <style:text-properties officeooo:rsid="007a33c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/>
      <text:p text:style-name="P6">English</text:p>
      <text:p text:style-name="P4">Tense <text:span text:style-name="T21">with </text:span><text:span text:style-name="T24">easy</text:span><text:span text:style-name="T21"> r</text:span><text:span text:style-name="T22">ul</text:span><text:span text:style-name="T23">e</text:span><text:span text:style-name="T22">s</text:span></text:p>
      <text:p text:style-name="P7">কাল</text:p>
      <text:p text:style-name="P18">১। কাজ করা বিষয়ক বাক্যঃ</text:p>
      <text:p text:style-name="P8"/>
      <text:p text:style-name="P8">Present:</text:p>
      <text:list xml:id="list1266930639" text:style-name="L1">
        <text:list-item>
          <text:p text:style-name="P19">I do <text:span text:style-name="T1">the</text:span> work → আমি কাজটি করি।</text:p>
        </text:list-item>
        <text:list-item>
          <text:p text:style-name="P19">I am doing <text:span text:style-name="T1">the</text:span> <text:span text:style-name="T1">work → আমি কাজটি করছি।</text:span></text:p>
        </text:list-item>
        <text:list-item>
          <text:p text:style-name="P22">I have done the work → আমি কাজটি করেছি/করেফেলেছি।</text:p>
        </text:list-item>
        <text:list-item>
          <text:p text:style-name="P22">I have to do the work → আমাকে কাজটি করতেই হবে।</text:p>
        </text:list-item>
        <text:list-item>
          <text:p text:style-name="P22">I need to do the work →আমার কাজটি করা দরকার।</text:p>
        </text:list-item>
        <text:list-item>
          <text:p text:style-name="P22">I use to do the work →আমাকে কাজটি করতে হয়।</text:p>
        </text:list-item>
        <text:list-item>
          <text:p text:style-name="P22">I have been doing the work since/for &lt;time&gt; →আমি কাজটি করছি &lt;সময়&gt; থেকে/ধরে।</text:p>
        </text:list-item>
      </text:list>
      <text:p text:style-name="P9"/>
      <text:p text:style-name="P9"/>
      <text:p text:style-name="P9"/>
      <text:p text:style-name="P9"><text:span text:style-name="T2">past</text:span>:</text:p>
      <text:list xml:id="list213616871622599" text:continue-numbering="true" text:style-name="L1">
        <text:list-item>
          <text:p text:style-name="P20">I <text:span text:style-name="T3">did</text:span> <text:span text:style-name="T1">the</text:span> work → আমি কাজটি করতাম।</text:p>
        </text:list-item>
        <text:list-item>
          <text:p text:style-name="P20">I <text:span text:style-name="T3">was</text:span> doing <text:span text:style-name="T1">the</text:span> <text:span text:style-name="T1">work → আমি কাজটি করছিলাম।</text:span></text:p>
        </text:list-item>
        <text:list-item>
          <text:p text:style-name="P23">I <text:span text:style-name="T3">had</text:span> done the work → আমি কাজটি করেছিলাম/করেফেলেছিলাম।</text:p>
        </text:list-item>
        <text:list-item>
          <text:p text:style-name="P23">I <text:span text:style-name="T3">had</text:span> to do the work → আমাকে কাজটি করতেই হত।</text:p>
        </text:list-item>
        <text:list-item>
          <text:p text:style-name="P23">I <text:span text:style-name="T3">needed</text:span> to do the work →আমার কাজটি করা দরকার ছিল।</text:p>
        </text:list-item>
        <text:list-item>
          <text:p text:style-name="P23">I use<text:span text:style-name="T3">d</text:span> to do the work →আমাকে কাজটি করতে হত।</text:p>
        </text:list-item>
        <text:list-item>
          <text:p text:style-name="P23">I <text:span text:style-name="T3">had</text:span> been doing the work since/for &lt;time&gt; →আমি কাজটি করছিলাম &lt;সময়&gt; থেকে/ধরে।</text:p>
        </text:list-item>
        <text:list-item>
          <text:p text:style-name="P24">I <text:span text:style-name="T3">had</text:span> been doing the work since &lt;<text:span text:style-name="T6">before </text:span>time&gt; <text:span text:style-name="T6">to &lt;after time&gt;</text:span> →আমি কাজটি করছিলাম &lt;আগের সময়&gt; থেকে &lt;পরের সময়&gt; পর্যন্ত।</text:p>
        </text:list-item>
      </text:list>
      <text:p text:style-name="P10"/>
      <text:p text:style-name="P11"><text:span text:style-name="T5">Future</text:span>:</text:p>
      <text:list xml:id="list213618214591443" text:continue-numbering="true" text:style-name="L1">
        <text:list-item>
          <text:p text:style-name="P21">I <text:span text:style-name="T4">shall/will</text:span> do <text:span text:style-name="T1">the</text:span> work → আমি কাজটি করব।</text:p>
        </text:list-item>
        <text:list-item>
          <text:p text:style-name="P21">I <text:span text:style-name="T4">shall/will be</text:span> doing <text:span text:style-name="T1">the</text:span> <text:span text:style-name="T1">work → আমি কাজটি করেতে থাকব।</text:span></text:p>
        </text:list-item>
        <text:list-item>
          <text:p text:style-name="P25">I <text:span text:style-name="T4">shall/will</text:span> have done the work → আমি কাজটি করে ফেলবো।</text:p>
        </text:list-item>
        <text:list-item>
          <text:p text:style-name="P25">I <text:span text:style-name="T4">shall/will</text:span> have to do the work → আমাকে কাজটি করতেই হবে।</text:p>
        </text:list-item>
        <text:list-item>
          <text:p text:style-name="P25">I <text:span text:style-name="T4">shall/will</text:span> need to do the work →আমার কাজটি করা দরকার হবে।</text:p>
        </text:list-item>
        <text:list-item>
          <text:p text:style-name="P25">I <text:span text:style-name="T4">shall/will</text:span> use to do the work →আমাকে কাজটি করতে হবে।</text:p>
        </text:list-item>
        <text:list-item>
          <text:p text:style-name="P26">I <text:span text:style-name="T4">shall/will</text:span> have been doing the work since/for &lt;time&gt; →আমি কাজটি করেতে থাকব &lt;সময়&gt; থেকে/ধরে।</text:p>
        </text:list-item>
        <text:list-item>
          <text:p text:style-name="P27">I <text:span text:style-name="T4">shall/will</text:span> have been doing the work since &lt;<text:span text:style-name="T7">before </text:span>time&gt; <text:span text:style-name="T7">to &lt;after time&gt;</text:span> →আমি কাজটি করেতে থাকব &lt;সময়&gt; থেকে &lt;পরের সময়&gt; পর্যন্ত।</text:p>
        </text:list-item>
      </text:list>
      <text:p text:style-name="P13"/>
      <text:p text:style-name="P28"/>
      <text:p text:style-name="P28"/>
      <text:p text:style-name="P28"/>
      <text:p text:style-name="P28"/>
      <text:p text:style-name="P28"/>
      <text:p text:style-name="P28"/>
      <text:p text:style-name="P31">২। হওয়া বিষয়ক বাক্যঃ</text:p>
      <text:p text:style-name="P32"/>
      <text:p text:style-name="P14"><text:span text:style-name="T9">P</text:span><text:span text:style-name="T8">resent:</text:span></text:p>
      <text:list xml:id="list1929158135" text:style-name="L2">
        <text:list-item>
          <text:p text:style-name="P33">I am something → আমি হই কিছু একটা।</text:p>
        </text:list-item>
        <text:list-item>
          <text:p text:style-name="P33">I am being something → আমি কিছু একটা হচ্ছি।</text:p>
        </text:list-item>
        <text:list-item>
          <text:p text:style-name="P33">I have been something → আমি কিছু একটা হয়েগেছি।</text:p>
        </text:list-item>
        <text:list-item>
          <text:p text:style-name="P34">I have to be something → আমাকে কিছু একটা হতেই হবে।</text:p>
        </text:list-item>
        <text:list-item>
          <text:p text:style-name="P33">I need to be something → আমার কিছু একটা হওয়ার দরকার।</text:p>
        </text:list-item>
        <text:list-item>
          <text:p text:style-name="P33">I use to be something → আমাকে কিছু একটা হতে হয়।</text:p>
        </text:list-item>
        <text:list-item>
          <text:p text:style-name="P33">I have been being something since/for &lt;time&gt; → আমি কিছু একটা হয়ে আছি &lt;সময়&gt; থেকে/ধরে।</text:p>
        </text:list-item>
      </text:list>
      <text:p text:style-name="P29"/>
      <text:p text:style-name="P15"><text:span text:style-name="T10">Past</text:span><text:span text:style-name="T8">:</text:span></text:p>
      <text:list xml:id="list213618157795933" text:continue-numbering="true" text:style-name="L2">
        <text:list-item>
          <text:p text:style-name="P35">I <text:span text:style-name="T12">was</text:span> something → আমি ছিলাম কিছু একটা।</text:p>
        </text:list-item>
        <text:list-item>
          <text:p text:style-name="P35">I <text:span text:style-name="T12">was</text:span> being something → আমি কিছু একটা হচ্ছিলাম।</text:p>
        </text:list-item>
        <text:list-item>
          <text:p text:style-name="P35">I <text:span text:style-name="T12">had</text:span> been something → আমি কিছু একটা হয়েগেছিলাম।</text:p>
        </text:list-item>
        <text:list-item>
          <text:p text:style-name="P35">I <text:span text:style-name="T12">had</text:span> to be something → আমাকে কিছু একটা হতেই হত।</text:p>
        </text:list-item>
        <text:list-item>
          <text:p text:style-name="P35">I <text:span text:style-name="T12">had</text:span> to be something → আমার কিছু একটা হওয়ার দরকার ছিল।</text:p>
        </text:list-item>
        <text:list-item>
          <text:p text:style-name="P35">I <text:span text:style-name="T12">used</text:span> to be something → আমাকে কিছু একটা হতে হত।</text:p>
        </text:list-item>
        <text:list-item>
          <text:p text:style-name="P35">I <text:span text:style-name="T12">had</text:span> been being something since/for &lt;time&gt; → আমি কিছু একটা হয়ে ছিলাম &lt;সময়&gt; থেকে/ধরে।</text:p>
        </text:list-item>
        <text:list-item>
          <text:p text:style-name="P36">I <text:span text:style-name="T12">had</text:span> been being something since&lt;<text:span text:style-name="T13">before </text:span>time&gt; <text:span text:style-name="T13">to &lt;after time&gt;</text:span> → আমি কিছু একটা হয়ে ছিলাম &lt;আগের সময়&gt; থেকে &lt;পরের সময়&gt; পর্যন্ত।</text:p>
        </text:list-item>
      </text:list>
      <text:p text:style-name="P17"/>
      <text:p text:style-name="P30"/>
      <text:p text:style-name="P30"/>
      <text:p text:style-name="P30"/>
      <text:p text:style-name="P16"><text:span text:style-name="T11">Future</text:span><text:span text:style-name="T8">:</text:span></text:p>
      <text:list xml:id="list213617121196661" text:continue-numbering="true" text:style-name="L2">
        <text:list-item>
          <text:p text:style-name="P37">I <text:span text:style-name="T14">shall/will be</text:span> something → আমি হব কিছু একটা।</text:p>
        </text:list-item>
        <text:list-item>
          <text:p text:style-name="P37">I <text:span text:style-name="T15">shall/will be</text:span> being something → আমি কিছু একটা হতে থাকব।</text:p>
        </text:list-item>
        <text:list-item>
          <text:p text:style-name="P37">I <text:span text:style-name="T16">shall/will</text:span> have been something → আমি কিছু একটা হয়ে যাব।</text:p>
        </text:list-item>
        <text:list-item>
          <text:p text:style-name="P37">I <text:span text:style-name="T16">shall/will</text:span> have to be something → আমাকে কিছু একটা হতেই হবে।</text:p>
        </text:list-item>
        <text:list-item>
          <text:p text:style-name="P37">I <text:span text:style-name="T17">shall/will</text:span> need to be something → আমার কিছু একটা হওয়ার দরকার হবে।</text:p>
        </text:list-item>
        <text:list-item>
          <text:p text:style-name="P37">I <text:span text:style-name="T18">shall/will</text:span> use to be something → আমাকে কিছু একটা হতে হবে।</text:p>
        </text:list-item>
        <text:list-item>
          <text:p text:style-name="P37">I <text:span text:style-name="T19">shall/will</text:span> have been being something since/for &lt;time&gt; → আমি কিছু একটা হয়ে থাকব &lt;সময়&gt; থেকে/ধরে।</text:p>
        </text:list-item>
        <text:list-item>
          <text:p text:style-name="P38">I <text:span text:style-name="T19">shall/will</text:span> have been being something since &lt;<text:span text:style-name="T20">before </text:span>time&gt; <text:span text:style-name="T20">to &lt;after time&gt;</text:span> → আমি কিছু একটা হয়ে থাকব &lt;আগের সময়&gt; থেকে থেকে &lt;পরের সময়&gt; পর্যন্ত।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M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header 2 column">
          <text:p text:style-name="MP1">Author: Samin Yeasar Sohag</text:p>
          <text:p text:style-name="MP2">Page: <text:page-number text:select-page="current">3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31T21:36:16.291705744</dc:date>
    <meta:editing-duration>PT2H54M31S</meta:editing-duration>
    <meta:editing-cycles>88</meta:editing-cycles>
    <meta:generator>LibreOffice/7.3.4.2$Linux_X86_64 LibreOffice_project/30$Build-2</meta:generator>
    <meta:document-statistic meta:table-count="0" meta:image-count="0" meta:object-count="0" meta:page-count="3" meta:paragraph-count="59" meta:word-count="618" meta:character-count="2601" meta:non-whitespace-character-count="2088"/>
  </office:meta>
</office:document-meta>
</file>